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Cabin1" svg:font-family="Cabin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2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3.56cm" fo:min-width="6.1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036cm" fo:min-width="1.2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7.156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32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3.302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3.412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083cm"/>
    </style:style>
    <style:style style:name="ro4" style:family="table-row">
      <style:table-row-properties style:row-height="2.394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72cm"/>
    </style:style>
    <style:style style:name="ce1" style:family="table-cell">
      <style:paragraph-properties fo:text-align="center"/>
      <style:text-properties fo:color="#b2b2b2"/>
    </style:style>
    <style:style style:name="ce2" style:family="table-cell">
      <style:paragraph-properties fo:text-align="center"/>
      <style:text-properties fo:color="#cccccc"/>
    </style:style>
    <style:style style:name="ce3" style:family="table-cell">
      <style:text-properties fo:color="#b2b2b2"/>
    </style:style>
    <style:style style:name="ce4" style:family="table-cell">
      <style:paragraph-properties fo:text-align="center"/>
    </style:style>
    <style:style style:name="ce5" style:family="table-cell">
      <style:text-properties style:font-name="FreeMono1"/>
    </style:style>
    <style:style style:name="P1" style:family="paragraph">
      <style:paragraph-properties fo:text-align="center"/>
    </style:style>
    <style:style style:name="P2" style:family="paragraph">
      <style:text-properties fo:color="#b2b2b2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Cabi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Cabin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bin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99"/>
      <style:paragraph-properties fo:text-align="center"/>
      <style:text-properties style:font-name="FreeMono1" fo:font-size="12pt" style:font-size-asian="12pt" style:font-size-complex="12pt"/>
    </style:style>
    <style:style style:name="P11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abin"/>
    </style:style>
    <style:style style:name="P13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ccccc"/>
    </style:style>
    <style:style style:name="T3" style:family="text">
      <style:text-properties style:font-name="Cabin" fo:font-weight="bold" style:font-weight-asian="bold" style:font-weight-complex="bold"/>
    </style:style>
    <style:style style:name="T4" style:family="text">
      <style:text-properties style:font-name="FreeMono1"/>
    </style:style>
    <style:style style:name="T5" style:family="text">
      <style:text-properties style:font-name="Cabin"/>
    </style:style>
    <style:style style:name="T6" style:family="text">
      <style:text-properties style:font-name="FreeMono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462cm" svg:height="8.516cm" svg:x="0.412cm" svg:y="7.253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fd</text:span></text:p>
              </table:table-cell>
              <table:table-cell table:style-name="ce2">
                <text:p text:style-name="P1"><text:span text:style-name="T2">Open file table ptr</text:span></text:p>
              </table:table-cell>
            </table:table-row>
            <table:table-row table:style-name="ro2">
              <table:table-cell table:style-name="ce3">
                <text:p><text:span text:style-name="T1">0</text:span></text:p>
              </table:table-cell>
              <table:table-cell table:style-name="sun2"/>
            </table:table-row>
            <table:table-row table:style-name="ro2">
              <table:table-cell table:style-name="ce3">
                <text:p><text:span text:style-name="T1">1</text:span></text:p>
              </table:table-cell>
              <table:table-cell table:style-name="sun1"/>
            </table:table-row>
            <table:table-row table:style-name="ro2">
              <table:table-cell table:style-name="ce3">
                <text:p><text:span text:style-name="T1">2</text:span></text:p>
              </table:table-cell>
              <table:table-cell table:style-name="sun2"/>
            </table:table-row>
            <table:table-row table:style-name="ro3">
              <table:table-cell table:style-name="ce3">
                <text:p><text:span text:style-name="T1">3</text:span></text:p>
              </table:table-cell>
              <table:table-cell table:style-name="sun1"/>
            </table:table-row>
            <table:table-row table:style-name="ro3">
              <table:table-cell table:style-name="ce3">
                <text:p text:style-name="P2">...</text:p>
              </table:table-cell>
              <table:table-cell table:style-name="sun2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4.795cm" svg:height="1.801cm" svg:x="0.233cm" svg:y="5.554cm">
          <draw:text-box>
            <text:p text:style-name="P3"><text:span text:style-name="T3">Process </text:span><text:span text:style-name="T3">A file </text:span></text:p>
            <text:p text:style-name="P3"><text:span text:style-name="T3">descript</text:span><text:span text:style-name="T3">or table</text:span></text:p>
          </draw:text-box>
        </draw:frame>
        <draw:frame draw:style-name="standard" draw:layer="layout" svg:width="9.904cm" svg:height="11.163cm" svg:x="9.185cm" svg:y="5.55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1">offset</text:p>
              </table:table-cell>
              <table:table-cell>
                <text:p text:style-name="P1">flags</text:p>
              </table:table-cell>
              <table:table-cell>
                <text:p text:style-name="P1">inode</text:p>
                <text:p text:style-name="P1">(vnode)</text:p>
                <text:p text:style-name="P1">ptr</text:p>
              </table:table-cell>
            </table:table-row>
            <table:table-row table:style-name="ro5" table:default-cell-style-name="gray2">
              <table:table-cell/>
              <table:table-cell table:style-name="ce5">
                <text:p><text:span text:style-name="T4">O_WRITE</text:span></text:p>
              </table:table-cell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</table:table-row>
            <table:table-row table:style-name="ro6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10.16cm" svg:height="1.801cm" svg:x="9.144cm" svg:y="3.632cm">
          <draw:text-box>
            <text:p text:style-name="P1"><text:span text:style-name="T3">Open file table </text:span></text:p>
            <text:p text:style-name="P1"><text:span text:style-name="T3">(only one table)</text:span></text:p>
          </draw:text-box>
        </draw:frame>
        <draw:line draw:style-name="gr3" draw:text-style-name="P6" draw:layer="layout" svg:x1="4.826cm" svg:y1="13.088cm" svg:x2="9.144cm" svg:y2="8.382cm">
          <text:p/>
        </draw:line>
        <draw:line draw:style-name="gr3" draw:text-style-name="P6" draw:layer="layout" svg:x1="4.826cm" svg:y1="10.858cm" svg:x2="9.144cm" svg:y2="12.446cm">
          <text:p/>
        </draw:line>
        <draw:line draw:style-name="gr3" draw:text-style-name="P6" draw:layer="layout" svg:x1="4.826cm" svg:y1="11.836cm" svg:x2="9.185cm" svg:y2="13.208cm">
          <text:p/>
        </draw:line>
        <draw:line draw:style-name="gr3" draw:text-style-name="P6" draw:layer="layout" svg:x1="11.176cm" svg:y1="18.542cm" svg:x2="11.176cm" svg:y2="16.256cm">
          <text:p/>
        </draw:line>
        <draw:frame draw:style-name="gr4" draw:text-style-name="P7" draw:layer="layout" svg:width="6.391cm" svg:height="2.576cm" svg:x="8.014cm" svg:y="18.605cm">
          <draw:text-box>
            <text:p text:style-name="P1"><text:span text:style-name="T5">Modified after each</text:span></text:p>
            <text:p text:style-name="P1"><text:span text:style-name="T4">read()</text:span><text:span text:style-name="T5">, </text:span><text:span text:style-name="T4">write()</text:span><text:span text:style-name="T5">, or </text:span><text:span text:style-name="T4">lseek()</text:span></text:p>
          </draw:text-box>
        </draw:frame>
        <draw:line draw:style-name="gr3" draw:text-style-name="P6" draw:layer="layout" svg:x1="15.494cm" svg:y1="1.016cm" svg:x2="15.494cm" svg:y2="8.128cm">
          <text:p/>
        </draw:line>
        <draw:frame draw:style-name="gr5" draw:text-style-name="P7" draw:layer="layout" svg:width="6.391cm" svg:height="1.724cm" svg:x="12.715cm" svg:y="0.205cm">
          <draw:text-box>
            <text:p text:style-name="P1"><text:span text:style-name="T5">Set with </text:span><text:span text:style-name="T4">open()</text:span></text:p>
          </draw:text-box>
        </draw:frame>
        <draw:custom-shape draw:style-name="gr6" draw:text-style-name="P8" draw:layer="layout" svg:width="6.604cm" svg:height="6.096cm" svg:x="20.574cm" svg:y="14.4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standard" draw:layer="layout" svg:width="3.411cm" svg:height="3.887cm" svg:x="24.356cm" svg:y="3.525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9" draw:layer="layout" svg:width="4.318cm" svg:height="1.896cm" svg:x="24.212cm" svg:y="1.958cm">
          <draw:text-box>
            <text:p><text:span text:style-name="T5">inode</text:span> <text:span text:style-name="T4">hello.txt</text:span></text:p>
          </draw:text-box>
        </draw:frame>
        <draw:frame draw:style-name="standard" draw:layer="layout" svg:width="3.411cm" svg:height="3.887cm" svg:x="20.956cm" svg:y="9.526cm">
          <table:table table:template-name="turquoise" table:use-first-row-styles="true" table:use-banding-rows-styles="true">
            <table:table-column table:style-name="co5"/>
            <table:table-row table:style-name="ro7">
              <table:table-cell table:style-name="turquoise3">
                <text:p>file type</text:p>
              </table:table-cell>
            </table:table-row>
            <table:table-row table:style-name="ro7">
              <table:table-cell table:style-name="turquoise2">
                <text:p>file locks</text:p>
              </table:table-cell>
            </table:table-row>
            <table:table-row table:style-name="ro7">
              <table:table-cell table:style-name="turquoise1">
                <text:p>...</text:p>
              </table:table-cell>
            </table:table-row>
            <table:table-row table:style-name="ro7">
              <table:table-cell table:style-name="turquoise2">
                <text:p>blocks pt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2.54cm" svg:height="2.232cm" svg:x="21.492cm" svg:y="8.01cm">
          <draw:text-box>
            <text:p><text:span text:style-name="T5">inode</text:span> </text:p>
            <text:p><text:span text:style-name="T4">a.out</text:span></text:p>
          </draw:text-box>
        </draw:frame>
        <draw:custom-shape draw:style-name="gr9" draw:text-style-name="P10" draw:layer="layout" svg:width="1.778cm" svg:height="2.286cm" svg:x="20.828cm" svg:y="16.764cm">
          <text:p text:style-name="P1"><text:span text:style-name="T6">a.ou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778cm" svg:height="2.286cm" svg:x="24.928cm" svg:y="17.564cm">
          <text:p text:style-name="P1"><text:span text:style-name="T7">hello.txt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2.098cm" svg:y1="13.413cm" svg:x2="21.844cm" svg:y2="16.764cm">
          <text:p/>
        </draw:line>
        <draw:line draw:style-name="gr3" draw:text-style-name="P6" draw:layer="layout" svg:x1="25.908cm" svg:y1="7.412cm" svg:x2="25.908cm" svg:y2="17.564cm">
          <text:p/>
        </draw:line>
        <draw:line draw:style-name="gr3" draw:text-style-name="P6" draw:layer="layout" svg:x1="17.272cm" svg:y1="8.636cm" svg:x2="24.356cm" svg:y2="3.854cm">
          <text:p/>
        </draw:line>
        <draw:line draw:style-name="gr3" draw:text-style-name="P6" draw:layer="layout" svg:x1="17.272cm" svg:y1="10.414cm" svg:x2="20.956cm" svg:y2="9.906cm">
          <text:p/>
        </draw:line>
        <draw:line draw:style-name="gr3" draw:text-style-name="P6" draw:layer="layout" svg:x1="17.526cm" svg:y1="13.462cm" svg:x2="20.956cm" svg:y2="10.16cm">
          <text:p/>
        </draw:line>
        <draw:frame draw:style-name="gr10" draw:text-style-name="P12" draw:layer="layout" svg:width="7.656cm" svg:height="1.801cm" svg:x="19.62cm" svg:y="0.162cm">
          <draw:text-box>
            <text:p><text:span text:style-name="T5">*inodes are also organized </text:span></text:p>
            <text:p><text:span text:style-name="T5">as a table</text:span></text:p>
          </draw:text-box>
        </draw:frame>
        <draw:frame draw:style-name="gr4" draw:text-style-name="P7" draw:layer="layout" svg:width="6.391cm" svg:height="3.986cm" svg:x="0.015cm" svg:y="16.205cm">
          <draw:text-box>
            <text:p text:style-name="P1"><text:span text:style-name="T5">Process A performs</text:span></text:p>
            <text:p text:style-name="P1"><text:span text:style-name="T4">dup(1)</text:span></text:p>
            <text:p text:style-name="P1"><text:span text:style-name="T5">then fd3 points to the same file entry as fd1</text:span></text:p>
            <text:p text:style-name="P1"><text:span text:style-name="T5"/></text:p>
          </draw:text-box>
        </draw:frame>
        <draw:line draw:style-name="gr3" draw:text-style-name="P6" draw:layer="layout" svg:x1="4.826cm" svg:y1="14.136cm" svg:x2="9.185cm" svg:y2="13.462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Cabin" svg:font-family="Cabin" style:font-pitch="variable"/>
    <style:font-face style:name="Liberation Sans1" svg:font-family="'Liberation Sans'" style:font-pitch="variable"/>
    <style:font-face style:name="Cabin1" svg:font-family="Cabin" style:font-family-generic="modern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09:08.149880392</meta:creation-date>
    <dc:date>2017-03-27T09:25:50.570628120</dc:date>
    <meta:editing-duration>PT1H8M35S</meta:editing-duration>
    <meta:editing-cycles>5</meta:editing-cycles>
    <meta:generator>LibreOffice/5.1.6.2$Linux_X86_64 LibreOffice_project/10m0$Build-2</meta:generator>
    <meta:document-statistic meta:object-count="49"/>
  </office:meta>
</office:document-meta>
</file>